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1c3687" fo:font-size="16pt" fo:font-style="normal" fo:font-weight="bold" officeooo:rsid="0013801a" officeooo:paragraph-rsid="0013801a" fo:background-color="#fff685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line-height="150%"/>
      <style:text-properties fo:font-weight="bold" officeooo:paragraph-rsid="001ebc4e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paragraph-rsid="00200a07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paragraph-rsid="0025c124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paragraph-rsid="002a054c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paragraph-rsid="002d11aa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paragraph-rsid="00306deb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paragraph-rsid="0031e9b5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paragraph-rsid="00347986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officeooo:paragraph-rsid="003693da" style:font-weight-asian="bold" style:font-weight-complex="bold"/>
    </style:style>
    <style:style style:name="P11" style:family="paragraph" style:parent-style-name="Standard">
      <style:paragraph-properties fo:line-height="150%"/>
      <style:text-properties fo:font-weight="bold" officeooo:paragraph-rsid="003c5d3d" style:font-weight-asian="bold" style:font-weight-complex="bold"/>
    </style:style>
    <style:style style:name="P12" style:family="paragraph" style:parent-style-name="Standard">
      <style:paragraph-properties fo:line-height="150%"/>
      <style:text-properties fo:font-weight="bold" officeooo:paragraph-rsid="004005f4" style:font-weight-asian="bold" style:font-weight-complex="bold"/>
    </style:style>
    <style:style style:name="P13" style:family="paragraph" style:parent-style-name="Standard">
      <style:paragraph-properties fo:line-height="150%"/>
      <style:text-properties fo:font-weight="bold" officeooo:rsid="0031e9b5" officeooo:paragraph-rsid="0031e9b5" style:font-weight-asian="bold" style:font-weight-complex="bold"/>
    </style:style>
    <style:style style:name="P14" style:family="paragraph" style:parent-style-name="Standard">
      <style:paragraph-properties fo:line-height="150%"/>
      <style:text-properties fo:font-weight="bold" officeooo:rsid="00354a31" officeooo:paragraph-rsid="00354a31" style:font-weight-asian="bold" style:font-weight-complex="bold"/>
    </style:style>
    <style:style style:name="P15" style:family="paragraph" style:parent-style-name="Standard">
      <style:paragraph-properties fo:line-height="150%"/>
      <style:text-properties fo:font-weight="bold" officeooo:rsid="00354a31" officeooo:paragraph-rsid="004bfc3b" style:font-weight-asian="bold" style:font-weight-complex="bold"/>
    </style:style>
    <style:style style:name="P16" style:family="paragraph" style:parent-style-name="Standard">
      <style:paragraph-properties fo:line-height="150%"/>
      <style:text-properties fo:font-weight="bold" officeooo:rsid="00354a31" officeooo:paragraph-rsid="004d3259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354a31" officeooo:paragraph-rsid="004fe506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0445318" officeooo:paragraph-rsid="00445318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0445318" officeooo:paragraph-rsid="004fe506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0450077" officeooo:paragraph-rsid="00450077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450077" officeooo:paragraph-rsid="004fe506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045c1e8" officeooo:paragraph-rsid="0045c1e8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045c1e8" officeooo:paragraph-rsid="004fe506" style:font-weight-asian="bold" style:font-weight-complex="bold"/>
    </style:style>
    <style:style style:name="P24" style:family="paragraph" style:parent-style-name="Standard">
      <style:paragraph-properties fo:line-height="100%"/>
      <style:text-properties fo:font-weight="bold" officeooo:rsid="00463c8c" officeooo:paragraph-rsid="00463c8c" style:font-weight-asian="bold" style:font-weight-complex="bold"/>
    </style:style>
    <style:style style:name="P25" style:family="paragraph" style:parent-style-name="Standard">
      <style:paragraph-properties fo:line-height="100%"/>
      <style:text-properties fo:font-weight="bold" officeooo:rsid="00463c8c" officeooo:paragraph-rsid="00503299" style:font-weight-asian="bold" style:font-weight-complex="bold"/>
    </style:style>
    <style:style style:name="P26" style:family="paragraph" style:parent-style-name="Standard">
      <style:paragraph-properties fo:line-height="150%"/>
      <style:text-properties fo:font-weight="bold" officeooo:rsid="004eec1b" officeooo:paragraph-rsid="0055543b" style:font-weight-asian="bold" style:font-weight-complex="bold"/>
    </style:style>
    <style:style style:name="P27" style:family="paragraph" style:parent-style-name="Standard">
      <style:paragraph-properties fo:line-height="100%"/>
      <style:text-properties fo:font-weight="bold" officeooo:rsid="005045e3" officeooo:paragraph-rsid="005045e3" style:font-weight-asian="bold" style:font-weight-complex="bold"/>
    </style:style>
    <style:style style:name="P28" style:family="paragraph" style:parent-style-name="Standard">
      <style:paragraph-properties fo:line-height="100%"/>
      <style:text-properties fo:font-weight="bold" officeooo:rsid="00526c55" officeooo:paragraph-rsid="00526c55" style:font-weight-asian="bold" style:font-weight-complex="bold"/>
    </style:style>
    <style:style style:name="P29" style:family="paragraph"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officeooo:rsid="0013c1c6"/>
    </style:style>
    <style:style style:name="T2" style:family="text">
      <style:text-properties officeooo:rsid="001ddbf4"/>
    </style:style>
    <style:style style:name="T3" style:family="text">
      <style:text-properties officeooo:rsid="001ebc4e"/>
    </style:style>
    <style:style style:name="T4" style:family="text">
      <style:text-properties officeooo:rsid="0025c124"/>
    </style:style>
    <style:style style:name="T5" style:family="text">
      <style:text-properties officeooo:rsid="002b5937"/>
    </style:style>
    <style:style style:name="T6" style:family="text">
      <style:text-properties officeooo:rsid="002d11aa"/>
    </style:style>
    <style:style style:name="T7" style:family="text">
      <style:text-properties officeooo:rsid="002e88bf"/>
    </style:style>
    <style:style style:name="T8" style:family="text">
      <style:text-properties officeooo:rsid="00306deb"/>
    </style:style>
    <style:style style:name="T9" style:family="text">
      <style:text-properties officeooo:rsid="0031e9b5"/>
    </style:style>
    <style:style style:name="T10" style:family="text">
      <style:text-properties officeooo:rsid="00354a31"/>
    </style:style>
    <style:style style:name="T11" style:family="text">
      <style:text-properties officeooo:rsid="00359521"/>
    </style:style>
    <style:style style:name="T12" style:family="text">
      <style:text-properties officeooo:rsid="0037fb69"/>
    </style:style>
    <style:style style:name="T13" style:family="text">
      <style:text-properties officeooo:rsid="00387777"/>
    </style:style>
    <style:style style:name="T14" style:family="text">
      <style:text-properties officeooo:rsid="003a59fe"/>
    </style:style>
    <style:style style:name="T15" style:family="text">
      <style:text-properties officeooo:rsid="003af90c"/>
    </style:style>
    <style:style style:name="T16" style:family="text">
      <style:text-properties officeooo:rsid="00445318"/>
    </style:style>
    <style:style style:name="T17" style:family="text">
      <style:text-properties officeooo:rsid="00450077"/>
    </style:style>
    <style:style style:name="gr1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3126in" fo:min-width="0.3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3134in" fo:min-width="0.32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3138in" fo:min-width="0.32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2937in" fo:min-width="0.304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2945in" fo:min-width="0.304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2953in" fo:min-width="0.305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2965in" fo:min-width="0.307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Shape3" draw:style-name="gr1" draw:text-style-name="P29" svg:x1="-0.7709in" svg:y1="0.1311in" svg:x2="7.4689in" svg:y2="0.1311in"><text:p/></draw:line><draw:line text:anchor-type="paragraph" draw:z-index="24" draw:name="Shape4" draw:style-name="gr1" draw:text-style-name="P29" svg:x1="5.0236in" svg:y1="0.1311in" svg:x2="5.0236in" svg:y2="8.9303in"><text:p/></draw:line></text:p>
      <text:p text:style-name="Standard"><text:s/></text:p>
      <text:p text:style-name="P10"><draw:line text:anchor-type="paragraph" draw:z-index="1" draw:name="Shape3" draw:style-name="gr1" draw:text-style-name="P29" svg:x1="-0.7598in" svg:y1="0.5772in" svg:x2="7.4799in" svg:y2="0.5772in"><text:p/></draw:line><text:s text:c="27"/><text:span text:style-name="T2">Screening Questions</text:span> <text:s text:c="78"/><text:span text:style-name="T2">Pre-Screen</text:span> </text:p>
      <text:p text:style-name="P2"/>
      <text:p text:style-name="P2"><draw:line text:anchor-type="paragraph" draw:z-index="4" draw:name="Shape1" draw:style-name="gr1" draw:text-style-name="P29" svg:x1="6.1693in" svg:y1="0.002in" svg:x2="6.211in" svg:y2="7.972in"><text:p/></draw:line></text:p>
      <text:p text:style-name="P6"><text:span text:style-name="T5">Do you have a fever</text:span> <text:s/><text:span text:style-name="T6">or have felt hot or feverish anytime in the last </text:span></text:p>
      <text:p text:style-name="P6"><draw:custom-shape text:anchor-type="paragraph" draw:z-index="9" draw:name="Shape2" draw:style-name="gr3" draw:text-style-name="P31" svg:width="0.324in" svg:height="0.3134in" svg:x="6.8154in" svg:y="-0.0535in"><text:p/><draw:enhanced-geometry svg:viewBox="0 0 21600 21600" draw:type="rectangle" draw:enhanced-path="M 0 0 L 21600 0 21600 21600 0 21600 0 0 Z N"/></draw:custom-shape><draw:custom-shape text:anchor-type="paragraph" draw:z-index="8" draw:name="Shape2" draw:style-name="gr2" draw:text-style-name="P30" svg:width="0.3232in" svg:height="0.313in" svg:x="5.6484in" svg:y="-0.039in"><text:p/><draw:enhanced-geometry svg:viewBox="0 0 21600 21600" draw:type="rectangle" draw:enhanced-path="M 0 0 L 21600 0 21600 21600 0 21600 0 0 Z N"/></draw:custom-shape><text:span text:style-name="T6">two weeks?</text:span> <text:s text:c="76"/><text:span text:style-name="T6"><text:s text:c="31"/>Yes <text:s text:c="20"/>No</text:span></text:p>
      <text:p text:style-name="P6"><draw:line text:anchor-type="paragraph" draw:z-index="40" draw:name="Shape3" draw:style-name="gr1" draw:text-style-name="P29" svg:x1="1.2736in" svg:y1="0.1591in" svg:x2="9.5134in" svg:y2="0.1591in"><text:p/></draw:line></text:p>
      <text:p text:style-name="P7"><draw:custom-shape text:anchor-type="paragraph" draw:z-index="27" draw:name="Shape2" draw:style-name="gr6" draw:text-style-name="P31" svg:width="0.3248in" svg:height="0.3142in" svg:x="5.6484in" svg:y="0.0008in"><text:p/><draw:enhanced-geometry svg:viewBox="0 0 21600 21600" draw:type="rectangle" draw:enhanced-path="M 0 0 L 21600 0 21600 21600 0 21600 0 0 Z N"/></draw:custom-shape><draw:custom-shape text:anchor-type="paragraph" draw:z-index="28" draw:name="Shape2" draw:style-name="gr5" draw:text-style-name="P31" svg:width="0.324in" svg:height="0.3134in" svg:x="6.7839in" svg:y="0.0071in"><text:p/><draw:enhanced-geometry svg:viewBox="0 0 21600 21600" draw:type="rectangle" draw:enhanced-path="M 0 0 L 21600 0 21600 21600 0 21600 0 0 Z N"/></draw:custom-shape><text:span text:style-name="T8">Do you have dry cough?</text:span> <text:s text:c="85"/><text:span text:style-name="T13">Yes <text:s text:c="21"/>No</text:span> <text:s text:c="100"/><text:span text:style-name="T5"><text:s text:c="26"/></text:span></text:p>
      <text:p text:style-name="P3"><text:s text:c="160"/></text:p>
      <text:p text:style-name="P3"><draw:line text:anchor-type="paragraph" draw:z-index="2" draw:name="Shape3" draw:style-name="gr1" draw:text-style-name="P29" svg:x1="-0.8083in" svg:y1="-0.0689in" svg:x2="7.4315in" svg:y2="-0.0689in"><text:p/></draw:line></text:p>
      <text:p text:style-name="P3"><draw:custom-shape text:anchor-type="paragraph" draw:z-index="10" draw:name="Shape2" draw:style-name="gr2" draw:text-style-name="P30" svg:width="0.3232in" svg:height="0.313in" svg:x="5.6484in" svg:y="-0.0701in"><text:p/><draw:enhanced-geometry svg:viewBox="0 0 21600 21600" draw:type="rectangle" draw:enhanced-path="M 0 0 L 21600 0 21600 21600 0 21600 0 0 Z N"/></draw:custom-shape><draw:custom-shape text:anchor-type="paragraph" draw:z-index="12" draw:name="Shape2" draw:style-name="gr3" draw:text-style-name="P31" svg:width="0.324in" svg:height="0.3134in" svg:x="6.8256in" svg:y="-0.0425in"><text:p/><draw:enhanced-geometry svg:viewBox="0 0 21600 21600" draw:type="rectangle" draw:enhanced-path="M 0 0 L 21600 0 21600 21600 0 21600 0 0 Z N"/></draw:custom-shape><text:span text:style-name="T9">Do you have</text:span> <text:s/><text:span text:style-name="T9">shortness of breath?</text:span> <text:s/><text:span text:style-name="T9">Difficulty breathing?</text:span> <text:s text:c="31"/><text:span text:style-name="T12">Yes <text:s text:c="20"/>No</text:span> <text:s text:c="110"/></text:p>
      <text:p text:style-name="P3"><draw:line text:anchor-type="paragraph" draw:z-index="3" draw:name="Shape3" draw:style-name="gr1" draw:text-style-name="P29" svg:x1="-0.85in" svg:y1="0.1272in" svg:x2="7.3898in" svg:y2="0.1272in"><text:p/></draw:line><text:s text:c="277"/><text:span text:style-name="T3"><text:s/></text:span></text:p>
      <text:p text:style-name="P8"><draw:custom-shape text:anchor-type="paragraph" draw:z-index="11" draw:name="Shape2" draw:style-name="gr2" draw:text-style-name="P30" svg:width="0.3232in" svg:height="0.313in" svg:x="5.6484in" svg:y="-0.0244in"><text:p/><draw:enhanced-geometry svg:viewBox="0 0 21600 21600" draw:type="rectangle" draw:enhanced-path="M 0 0 L 21600 0 21600 21600 0 21600 0 0 Z N"/></draw:custom-shape><draw:custom-shape text:anchor-type="paragraph" draw:z-index="13" draw:name="Shape2" draw:style-name="gr4" draw:text-style-name="P31" svg:width="0.3248in" svg:height="0.3142in" svg:x="6.8256in" svg:y="-0.0327in"><text:p/><draw:enhanced-geometry svg:viewBox="0 0 21600 21600" draw:type="rectangle" draw:enhanced-path="M 0 0 L 21600 0 21600 21600 0 21600 0 0 Z N"/></draw:custom-shape><text:span text:style-name="T9">Do you have sore throat? <text:s text:c="82"/>Yes <text:s text:c="21"/>No</text:span></text:p>
      <text:p text:style-name="P4"><draw:custom-shape text:anchor-type="paragraph" draw:z-index="14" draw:name="Shape2" draw:style-name="gr5" draw:text-style-name="P31" svg:width="0.324in" svg:height="0.3134in" svg:x="5.6382in" svg:y="0.1839in"><text:p/><draw:enhanced-geometry svg:viewBox="0 0 21600 21600" draw:type="rectangle" draw:enhanced-path="M 0 0 L 21600 0 21600 21600 0 21600 0 0 Z N"/></draw:custom-shape><draw:custom-shape text:anchor-type="paragraph" draw:z-index="15" draw:name="Shape2" draw:style-name="gr6" draw:text-style-name="P31" svg:width="0.3248in" svg:height="0.3142in" svg:x="6.8047in" svg:y="0.2382in"><text:p/><draw:enhanced-geometry svg:viewBox="0 0 21600 21600" draw:type="rectangle" draw:enhanced-path="M 0 0 L 21600 0 21600 21600 0 21600 0 0 Z N"/></draw:custom-shape><draw:line text:anchor-type="paragraph" draw:z-index="5" draw:name="Shape3" draw:style-name="gr1" draw:text-style-name="P29" svg:x1="-0.7602in" svg:y1="0.0543in" svg:x2="7.4795in" svg:y2="0.0543in"><text:p/></draw:line><text:s text:c="73"/></text:p>
      <text:p text:style-name="P8"><text:span text:style-name="T9">Do you have runny nose? <text:s text:c="82"/>Yes <text:s text:c="21"/>No</text:span></text:p>
      <text:p text:style-name="P4"><draw:line text:anchor-type="paragraph" draw:z-index="41" draw:name="Shape3" draw:style-name="gr1" draw:text-style-name="P29" svg:x1="0.5965in" svg:y1="0.1028in" svg:x2="8.8362in" svg:y2="0.1028in"><text:p/></draw:line><text:s text:c="131"/></text:p>
      <text:p text:style-name="P13"><draw:custom-shape text:anchor-type="paragraph" draw:z-index="16" draw:name="Shape2" draw:style-name="gr7" draw:text-style-name="P31" svg:width="0.3252in" svg:height="0.315in" svg:x="6.7945in" svg:y="-0.0472in"><text:p/><draw:enhanced-geometry svg:viewBox="0 0 21600 21600" draw:type="rectangle" draw:enhanced-path="M 0 0 L 21600 0 21600 21600 0 21600 0 0 Z N"/></draw:custom-shape><draw:custom-shape text:anchor-type="paragraph" draw:z-index="17" draw:name="Shape2" draw:style-name="gr5" draw:text-style-name="P31" svg:width="0.324in" svg:height="0.3134in" svg:x="5.6484in" svg:y="-0.0598in"><text:p/><draw:enhanced-geometry svg:viewBox="0 0 21600 21600" draw:type="rectangle" draw:enhanced-path="M 0 0 L 21600 0 21600 21600 0 21600 0 0 Z N"/></draw:custom-shape>Have you experienced a recent loss of smell or taste? <text:s text:c="37"/><text:span text:style-name="T14">Yes <text:s text:c="20"/>No</text:span></text:p>
      <text:p text:style-name="P5"><draw:line text:anchor-type="paragraph" draw:z-index="6" draw:name="Shape3" draw:style-name="gr1" draw:text-style-name="P29" svg:x1="-0.7811in" svg:y1="0.1209in" svg:x2="7.4587in" svg:y2="0.1209in"><text:p/></draw:line><text:span text:style-name="T4"><text:s text:c="130"/></text:span><text:s text:c="20"/></text:p>
      <text:p text:style-name="P13"><draw:custom-shape text:anchor-type="paragraph" draw:z-index="19" draw:name="Shape2" draw:style-name="gr7" draw:text-style-name="P31" svg:width="0.3252in" svg:height="0.315in" svg:x="6.8256in" svg:y="0.1862in"><text:p/><draw:enhanced-geometry svg:viewBox="0 0 21600 21600" draw:type="rectangle" draw:enhanced-path="M 0 0 L 21600 0 21600 21600 0 21600 0 0 Z N"/></draw:custom-shape>Have you been in contact with any confirmed COVID-19 </text:p>
      <text:p text:style-name="P13"><draw:custom-shape text:anchor-type="paragraph" draw:z-index="18" draw:name="Shape2" draw:style-name="gr5" draw:text-style-name="P31" svg:width="0.324in" svg:height="0.3134in" svg:x="5.6484in" svg:y="-0.0827in"><text:p/><draw:enhanced-geometry svg:viewBox="0 0 21600 21600" draw:type="rectangle" draw:enhanced-path="M 0 0 L 21600 0 21600 21600 0 21600 0 0 Z N"/></draw:custom-shape>positive patients ,or persons isolating because of a <text:s text:c="42"/><text:span text:style-name="T15">Yes <text:s text:c="20"/>No</text:span></text:p>
      <text:p text:style-name="P13">determined risk for COVID-19?</text:p>
      <text:p text:style-name="P8"/>
      <text:p text:style-name="P5"><draw:line text:anchor-type="paragraph" draw:z-index="7" draw:name="Shape3" draw:style-name="gr1" draw:text-style-name="P29" svg:x1="-0.7709in" svg:y1="-0.0126in" svg:x2="7.4689in" svg:y2="-0.0126in"><text:p/></draw:line></text:p>
      <text:p text:style-name="P11"><draw:line text:anchor-type="paragraph" draw:z-index="23" draw:name="Shape3" draw:style-name="gr1" draw:text-style-name="P29" svg:x1="-0.7598in" svg:y1="4.1953in" svg:x2="7.4799in" svg:y2="4.1953in"><text:p/></draw:line><draw:custom-shape text:anchor-type="paragraph" draw:z-index="21" draw:name="Shape2" draw:style-name="gr6" draw:text-style-name="P31" svg:width="0.3248in" svg:height="0.3142in" svg:x="6.8673in" svg:y="0.0028in"><text:p/><draw:enhanced-geometry svg:viewBox="0 0 21600 21600" draw:type="rectangle" draw:enhanced-path="M 0 0 L 21600 0 21600 21600 0 21600 0 0 Z N"/></draw:custom-shape><draw:custom-shape text:anchor-type="paragraph" draw:z-index="42" draw:name="Shape2" draw:style-name="gr5" draw:text-style-name="P31" svg:width="0.324in" svg:height="0.3134in" svg:x="5.6382in" svg:y="-0.0492in"><text:p/><draw:enhanced-geometry svg:viewBox="0 0 21600 21600" draw:type="rectangle" draw:enhanced-path="M 0 0 L 21600 0 21600 21600 0 21600 0 0 Z N"/></draw:custom-shape><text:span text:style-name="T10">Have you returned from travel outside of Canada in the last 14 days? <text:s text:c="7"/>Yes <text:s text:c="22"/>No</text:span> <text:s text:c="159"/></text:p>
      <text:p text:style-name="P9"/>
      <text:p text:style-name="P9"><draw:line text:anchor-type="paragraph" draw:z-index="26" draw:name="Shape3" draw:style-name="gr1" draw:text-style-name="P29" svg:x1="-0.7598in" svg:y1="6.1453in" svg:x2="7.4799in" svg:y2="6.1453in"><text:p/></draw:line><draw:line text:anchor-type="paragraph" draw:z-index="31" draw:name="Shape5" draw:style-name="gr1" draw:text-style-name="P29" svg:x1="-0.7984in" svg:y1="-0.0457in" svg:x2="7.4799in" svg:y2="-0.0646in"><text:p/></draw:line></text:p>
      <text:p text:style-name="P15">Have you returned from travel within <text:span text:style-name="T11">C</text:span>anada from a location </text:p>
      <text:p text:style-name="P15"><draw:custom-shape text:anchor-type="paragraph" draw:z-index="20" draw:name="Shape2" draw:style-name="gr5" draw:text-style-name="P31" svg:width="0.324in" svg:height="0.3134in" svg:x="5.6902in" svg:y="-0.0764in"><text:p/><draw:enhanced-geometry svg:viewBox="0 0 21600 21600" draw:type="rectangle" draw:enhanced-path="M 0 0 L 21600 0 21600 21600 0 21600 0 0 Z N"/></draw:custom-shape><draw:custom-shape text:anchor-type="paragraph" draw:z-index="43" draw:name="Shape2" draw:style-name="gr7" draw:text-style-name="P31" svg:width="0.3252in" svg:height="0.315in" svg:x="6.8154in" svg:y="-0.0929in"><text:p/><draw:enhanced-geometry svg:viewBox="0 0 21600 21600" draw:type="rectangle" draw:enhanced-path="M 0 0 L 21600 0 21600 21600 0 21600 0 0 Z N"/></draw:custom-shape>known affected with COVID-19? <text:s text:c="71"/><text:span text:style-name="T16">Yes <text:s text:c="20"/>No</text:span></text:p>
      <text:p text:style-name="P12"><draw:line text:anchor-type="paragraph" draw:z-index="44" draw:name="Shape5" draw:style-name="gr1" draw:text-style-name="P29" svg:x1="-0.7984in" svg:y1="0.1772in" svg:x2="7.4799in" svg:y2="0.1583in"><text:p/></draw:line></text:p>
      <text:p text:style-name="P16"><draw:custom-shape text:anchor-type="paragraph" draw:z-index="45" draw:name="Shape2" draw:style-name="gr5" draw:text-style-name="P31" svg:width="0.324in" svg:height="0.3134in" svg:x="5.7217in" svg:y="-0.0035in"><text:p/><draw:enhanced-geometry svg:viewBox="0 0 21600 21600" draw:type="rectangle" draw:enhanced-path="M 0 0 L 21600 0 21600 21600 0 21600 0 0 Z N"/></draw:custom-shape><draw:custom-shape text:anchor-type="paragraph" draw:z-index="46" draw:name="Shape2" draw:style-name="gr8" draw:text-style-name="P31" svg:width="0.3268in" svg:height="0.3161in" svg:x="6.8256in" svg:y="0.0008in"><text:p/><draw:enhanced-geometry svg:viewBox="0 0 21600 21600" draw:type="rectangle" draw:enhanced-path="M 0 0 L 21600 0 21600 21600 0 21600 0 0 Z N"/></draw:custom-shape>Are you over the age of 60? <text:s text:c="81"/><text:span text:style-name="T16">Yes <text:s text:c="19"/>No</text:span></text:p>
      <text:p text:style-name="P14"><draw:line text:anchor-type="paragraph" draw:z-index="22" draw:name="Shape3" draw:style-name="gr1" draw:text-style-name="P29" svg:x1="-0.7598in" svg:y1="0.2098in" svg:x2="7.4799in" svg:y2="0.2098in"><text:p/></draw:line></text:p>
      <text:p text:style-name="P14"/>
      <text:p text:style-name="P14"><draw:line text:anchor-type="paragraph" draw:z-index="30" draw:name="Shape5" draw:style-name="gr1" draw:text-style-name="P29" svg:x1="-0.8091in" svg:y1="0.048in" svg:x2="7.4799in" svg:y2="0.0354in"><text:p/></draw:line><draw:line text:anchor-type="paragraph" draw:z-index="72" draw:name="Shape6" draw:style-name="gr9" draw:text-style-name="P29" svg:x1="5.128in" svg:y1="0.048in" svg:x2="5.1591in" svg:y2="7.3453in"><text:p/></draw:line><text:soft-page-break/></text:p>
      <text:p text:style-name="P26"><text:s text:c="23"/>Screen Questions <text:s text:c="88"/>Pre-Screen <text:s text:c="16"/></text:p>
      <text:p text:style-name="P14"><draw:line text:anchor-type="paragraph" draw:z-index="32" draw:name="Shape5" draw:style-name="gr1" draw:text-style-name="P29" svg:x1="-0.8402in" svg:y1="0.1295in" svg:x2="7.4799in" svg:y2="0.1252in"><text:p/></draw:line><draw:line text:anchor-type="paragraph" draw:z-index="47" draw:name="Shape6" draw:style-name="gr9" draw:text-style-name="P29" svg:x1="6.2008in" svg:y1="0.1291in" svg:x2="6.2319in" svg:y2="6.7701in"><text:p text:style-name="P29"/></draw:line><draw:custom-shape text:anchor-type="paragraph" draw:z-index="50" draw:name="Shape2" draw:style-name="gr5" draw:text-style-name="P31" svg:width="0.324in" svg:height="0.3134in" svg:x="5.7319in" svg:y="0.2854in"><text:p/><draw:enhanced-geometry svg:viewBox="0 0 21600 21600" draw:type="rectangle" draw:enhanced-path="M 0 0 L 21600 0 21600 21600 0 21600 0 0 Z N"/></draw:custom-shape></text:p>
      <text:p text:style-name="P17"><draw:custom-shape text:anchor-type="paragraph" draw:z-index="51" draw:name="Shape2" draw:style-name="gr5" draw:text-style-name="P31" svg:width="0.324in" svg:height="0.3134in" svg:x="6.8154in" svg:y="-0.0311in"><text:p/><draw:enhanced-geometry svg:viewBox="0 0 21600 21600" draw:type="rectangle" draw:enhanced-path="M 0 0 L 21600 0 21600 21600 0 21600 0 0 Z N"/></draw:custom-shape>Do you have Heart disease/ lung disease/ kidney disease? <text:s text:c="31"/><text:span text:style-name="T16">Yes <text:s text:c="19"/>No</text:span></text:p>
      <text:p text:style-name="P14"><draw:line text:anchor-type="paragraph" draw:z-index="29" draw:name="Shape5" draw:style-name="gr1" draw:text-style-name="P29" svg:x1="-0.7772in" svg:y1="0.1311in" svg:x2="7.452in" svg:y2="0.1311in"><text:p/></draw:line></text:p>
      <text:p text:style-name="P17"><draw:custom-shape text:anchor-type="paragraph" draw:z-index="52" draw:name="Shape2" draw:style-name="gr5" draw:text-style-name="P31" svg:width="0.324in" svg:height="0.3134in" svg:x="5.7319in" svg:y="-0.0437in"><text:p/><draw:enhanced-geometry svg:viewBox="0 0 21600 21600" draw:type="rectangle" draw:enhanced-path="M 0 0 L 21600 0 21600 21600 0 21600 0 0 Z N"/></draw:custom-shape><draw:custom-shape text:anchor-type="paragraph" draw:z-index="71" draw:name="Shape2" draw:style-name="gr7" draw:text-style-name="P31" svg:width="0.3252in" svg:height="0.315in" svg:x="6.8256in" svg:y="-0.0209in"><text:p/><draw:enhanced-geometry svg:viewBox="0 0 21600 21600" draw:type="rectangle" draw:enhanced-path="M 0 0 L 21600 0 21600 21600 0 21600 0 0 Z N"/></draw:custom-shape>Do you have diabetes? <text:s text:c="90"/><text:span text:style-name="T16">Yes <text:s text:c="20"/>No</text:span></text:p>
      <text:p text:style-name="P14"><draw:line text:anchor-type="paragraph" draw:z-index="33" draw:name="Shape5" draw:style-name="gr1" draw:text-style-name="P29" svg:x1="-0.7874in" svg:y1="0.0898in" svg:x2="7.4417in" svg:y2="0.0898in"><text:p/></draw:line></text:p>
      <text:p text:style-name="P17"><draw:custom-shape text:anchor-type="paragraph" draw:z-index="53" draw:name="Shape2" draw:style-name="gr6" draw:text-style-name="P31" svg:width="0.3248in" svg:height="0.3142in" svg:x="5.7528in" svg:y="-0.0126in"><text:p/><draw:enhanced-geometry svg:viewBox="0 0 21600 21600" draw:type="rectangle" draw:enhanced-path="M 0 0 L 21600 0 21600 21600 0 21600 0 0 Z N"/></draw:custom-shape><draw:custom-shape text:anchor-type="paragraph" draw:z-index="70" draw:name="Shape2" draw:style-name="gr7" draw:text-style-name="P31" svg:width="0.3252in" svg:height="0.315in" svg:x="6.8362in" svg:y="-0.0354in"><text:p/><draw:enhanced-geometry svg:viewBox="0 0 21600 21600" draw:type="rectangle" draw:enhanced-path="M 0 0 L 21600 0 21600 21600 0 21600 0 0 Z N"/></draw:custom-shape>Do you have any auto-immune disorder? <text:s text:c="59"/><text:span text:style-name="T16">Yes <text:s text:c="19"/>No</text:span></text:p>
      <text:p text:style-name="P14"><draw:line text:anchor-type="paragraph" draw:z-index="34" draw:name="Shape3" draw:style-name="gr1" draw:text-style-name="P29" svg:x1="-0.7709in" svg:y1="0.1201in" svg:x2="7.4689in" svg:y2="0.1201in"><text:p/></draw:line></text:p>
      <text:p text:style-name="P19"><draw:custom-shape text:anchor-type="paragraph" draw:z-index="54" draw:name="Shape2" draw:style-name="gr5" draw:text-style-name="P31" svg:width="0.324in" svg:height="0.3134in" svg:x="5.7425in" svg:y="0.0083in"><text:p/><draw:enhanced-geometry svg:viewBox="0 0 21600 21600" draw:type="rectangle" draw:enhanced-path="M 0 0 L 21600 0 21600 21600 0 21600 0 0 Z N"/></draw:custom-shape><draw:custom-shape text:anchor-type="paragraph" draw:z-index="69" draw:name="Shape2" draw:style-name="gr7" draw:text-style-name="P31" svg:width="0.3252in" svg:height="0.315in" svg:x="6.8362in" svg:y="-0.0398in"><text:p/><draw:enhanced-geometry svg:viewBox="0 0 21600 21600" draw:type="rectangle" draw:enhanced-path="M 0 0 L 21600 0 21600 21600 0 21600 0 0 Z N"/></draw:custom-shape>Do you have nasal congestion/ <text:span text:style-name="T17">hoarse voice?</text:span> <text:s text:c="53"/><text:span text:style-name="T17">Yes <text:s text:c="20"/>No</text:span> <text:s text:c="66"/></text:p>
      <text:p text:style-name="P14"><draw:line text:anchor-type="paragraph" draw:z-index="25" draw:name="Shape3" draw:style-name="gr1" draw:text-style-name="P29" svg:x1="-0.7709in" svg:y1="0.1618in" svg:x2="7.4689in" svg:y2="0.1618in"><text:p/></draw:line></text:p>
      <text:p text:style-name="P21"><draw:custom-shape text:anchor-type="paragraph" draw:z-index="60" draw:name="Shape2" draw:style-name="gr5" draw:text-style-name="P31" svg:width="0.324in" svg:height="0.3134in" svg:x="5.7528in" svg:y="0.1457in"><text:p/><draw:enhanced-geometry svg:viewBox="0 0 21600 21600" draw:type="rectangle" draw:enhanced-path="M 0 0 L 21600 0 21600 21600 0 21600 0 0 Z N"/></draw:custom-shape><draw:custom-shape text:anchor-type="paragraph" draw:z-index="68" draw:name="Shape2" draw:style-name="gr7" draw:text-style-name="P31" svg:width="0.3252in" svg:height="0.315in" svg:x="6.8362in" svg:y="0.1354in"><text:p/><draw:enhanced-geometry svg:viewBox="0 0 21600 21600" draw:type="rectangle" draw:enhanced-path="M 0 0 L 21600 0 21600 21600 0 21600 0 0 Z N"/></draw:custom-shape></text:p>
      <text:p text:style-name="P21">Do you have difficulty swallowing? <text:s text:c="69"/>Yes <text:s text:c="18"/>No</text:p>
      <text:p text:style-name="P18"/>
      <text:p text:style-name="P18"><draw:line text:anchor-type="paragraph" draw:z-index="35" draw:name="Shape3" draw:style-name="gr1" draw:text-style-name="P29" svg:x1="-0.7602in" svg:y1="0.0429in" svg:x2="7.4795in" svg:y2="0.0429in"><text:p/></draw:line><draw:custom-shape text:anchor-type="paragraph" draw:z-index="55" draw:name="Shape2" draw:style-name="gr7" draw:text-style-name="P31" svg:width="0.3252in" svg:height="0.315in" svg:x="5.7425in" svg:y="0.1835in"><text:p/><draw:enhanced-geometry svg:viewBox="0 0 21600 21600" draw:type="rectangle" draw:enhanced-path="M 0 0 L 21600 0 21600 21600 0 21600 0 0 Z N"/></draw:custom-shape><draw:custom-shape text:anchor-type="paragraph" draw:z-index="67" draw:name="Shape2" draw:style-name="gr7" draw:text-style-name="P31" svg:width="0.3252in" svg:height="0.315in" svg:x="6.8465in" svg:y="0.152in"><text:p/><draw:enhanced-geometry svg:viewBox="0 0 21600 21600" draw:type="rectangle" draw:enhanced-path="M 0 0 L 21600 0 21600 21600 0 21600 0 0 Z N"/></draw:custom-shape></text:p>
      <text:p text:style-name="P23">Do you have chills? <text:s text:c="95"/>Yes <text:s text:c="19"/>No</text:p>
      <text:p text:style-name="P20"/>
      <text:p text:style-name="P20"><draw:line text:anchor-type="paragraph" draw:z-index="36" draw:name="Shape3" draw:style-name="gr1" draw:text-style-name="P29" svg:x1="-0.7598in" svg:y1="0.0201in" svg:x2="7.4799in" svg:y2="0.0201in"><text:p/></draw:line><draw:custom-shape text:anchor-type="paragraph" draw:z-index="56" draw:name="Shape2" draw:style-name="gr5" draw:text-style-name="P31" svg:width="0.324in" svg:height="0.3134in" svg:x="5.7425in" svg:y="0.15in"><text:p/><draw:enhanced-geometry svg:viewBox="0 0 21600 21600" draw:type="rectangle" draw:enhanced-path="M 0 0 L 21600 0 21600 21600 0 21600 0 0 Z N"/></draw:custom-shape><draw:custom-shape text:anchor-type="paragraph" draw:z-index="66" draw:name="Shape2" draw:style-name="gr7" draw:text-style-name="P31" svg:width="0.3252in" svg:height="0.315in" svg:x="6.8465in" svg:y="0.1602in"><text:p/><draw:enhanced-geometry svg:viewBox="0 0 21600 21600" draw:type="rectangle" draw:enhanced-path="M 0 0 L 21600 0 21600 21600 0 21600 0 0 Z N"/></draw:custom-shape></text:p>
      <text:p text:style-name="P23">Do you have headaches? <text:s text:c="86"/>Yes <text:s text:c="20"/>No</text:p>
      <text:p text:style-name="P22"><draw:line text:anchor-type="paragraph" draw:z-index="48" draw:name="Shape3" draw:style-name="gr1" draw:text-style-name="P29" svg:x1="-0.8646in" svg:y1="0.1827in" svg:x2="7.3752in" svg:y2="0.1827in"><text:p/></draw:line></text:p>
      <text:p text:style-name="P22"><draw:custom-shape text:anchor-type="paragraph" draw:z-index="57" draw:name="Shape2" draw:style-name="gr8" draw:text-style-name="P31" svg:width="0.3268in" svg:height="0.3161in" svg:x="5.7425in" svg:y="0.148in"><text:p/><draw:enhanced-geometry svg:viewBox="0 0 21600 21600" draw:type="rectangle" draw:enhanced-path="M 0 0 L 21600 0 21600 21600 0 21600 0 0 Z N"/></draw:custom-shape><draw:custom-shape text:anchor-type="paragraph" draw:z-index="65" draw:name="Shape2" draw:style-name="gr7" draw:text-style-name="P31" svg:width="0.3252in" svg:height="0.315in" svg:x="6.8362in" svg:y="0.1272in"><text:p/><draw:enhanced-geometry svg:viewBox="0 0 21600 21600" draw:type="rectangle" draw:enhanced-path="M 0 0 L 21600 0 21600 21600 0 21600 0 0 Z N"/></draw:custom-shape></text:p>
      <text:p text:style-name="P25"><draw:line text:anchor-type="paragraph" draw:z-index="37" draw:name="Shape3" draw:style-name="gr1" draw:text-style-name="P29" svg:x1="-0.7709in" svg:y1="0.4346in" svg:x2="7.4689in" svg:y2="0.4346in"><text:p/></draw:line>Do you have unexplained fatigue/ malaise <text:s text:c="57"/>Yes <text:s text:c="20"/>No <text:s text:c="20"/></text:p>
      <text:p text:style-name="P22"/>
      <text:p text:style-name="P22"/>
      <text:p text:style-name="P25"><draw:custom-shape text:anchor-type="paragraph" draw:z-index="58" draw:name="Shape2" draw:style-name="gr5" draw:text-style-name="P31" svg:width="0.324in" svg:height="0.3134in" svg:x="5.7528in" svg:y="0.0063in"><text:p/><draw:enhanced-geometry svg:viewBox="0 0 21600 21600" draw:type="rectangle" draw:enhanced-path="M 0 0 L 21600 0 21600 21600 0 21600 0 0 Z N"/></draw:custom-shape><draw:custom-shape text:anchor-type="paragraph" draw:z-index="64" draw:name="Shape2" draw:style-name="gr7" draw:text-style-name="P31" svg:width="0.3252in" svg:height="0.315in" svg:x="6.8256in" svg:y="0.0165in"><text:p/><draw:enhanced-geometry svg:viewBox="0 0 21600 21600" draw:type="rectangle" draw:enhanced-path="M 0 0 L 21600 0 21600 21600 0 21600 0 0 Z N"/></draw:custom-shape>Do you have diarrhea? <text:s text:c="90"/>Yes <text:s text:c="19"/>No</text:p>
      <text:p text:style-name="P24"/>
      <text:p text:style-name="P24"><draw:line text:anchor-type="paragraph" draw:z-index="38" draw:name="Shape3" draw:style-name="gr1" draw:text-style-name="P29" svg:x1="-0.7602in" svg:y1="0.1118in" svg:x2="7.4795in" svg:y2="0.1118in"><text:p/></draw:line></text:p>
      <text:p text:style-name="P24"><draw:custom-shape text:anchor-type="paragraph" draw:z-index="59" draw:name="Shape2" draw:style-name="gr7" draw:text-style-name="P31" svg:width="0.3252in" svg:height="0.315in" svg:x="5.7319in" svg:y="0.1398in"><text:p/><draw:enhanced-geometry svg:viewBox="0 0 21600 21600" draw:type="rectangle" draw:enhanced-path="M 0 0 L 21600 0 21600 21600 0 21600 0 0 Z N"/></draw:custom-shape><draw:custom-shape text:anchor-type="paragraph" draw:z-index="63" draw:name="Shape2" draw:style-name="gr7" draw:text-style-name="P31" svg:width="0.3252in" svg:height="0.315in" svg:x="6.7945in" svg:y="0.1398in"><text:p/><draw:enhanced-geometry svg:viewBox="0 0 21600 21600" draw:type="rectangle" draw:enhanced-path="M 0 0 L 21600 0 21600 21600 0 21600 0 0 Z N"/></draw:custom-shape></text:p>
      <text:p text:style-name="P27">Do you have abdominal pain? <text:s text:c="77"/>Yes <text:s text:c="19"/>No</text:p>
      <text:p text:style-name="P24"/>
      <text:p text:style-name="P24"><draw:line text:anchor-type="paragraph" draw:z-index="39" draw:name="Shape3" draw:style-name="gr1" draw:text-style-name="P29" svg:x1="-0.7772in" svg:y1="0.0535in" svg:x2="7.4626in" svg:y2="0.0535in"><text:p/></draw:line><draw:custom-shape text:anchor-type="paragraph" draw:z-index="61" draw:name="Shape2" draw:style-name="gr7" draw:text-style-name="P31" svg:width="0.3252in" svg:height="0.315in" svg:x="5.7319in" svg:y="0.1689in"><text:p/><draw:enhanced-geometry svg:viewBox="0 0 21600 21600" draw:type="rectangle" draw:enhanced-path="M 0 0 L 21600 0 21600 21600 0 21600 0 0 Z N"/></draw:custom-shape><draw:custom-shape text:anchor-type="paragraph" draw:z-index="62" draw:name="Shape2" draw:style-name="gr7" draw:text-style-name="P31" svg:width="0.3252in" svg:height="0.315in" svg:x="6.8154in" svg:y="0.1583in"><text:p/><draw:enhanced-geometry svg:viewBox="0 0 21600 21600" draw:type="rectangle" draw:enhanced-path="M 0 0 L 21600 0 21600 21600 0 21600 0 0 Z N"/></draw:custom-shape></text:p>
      <text:p text:style-name="P28">Do you have nausea/ vomiting? <text:s text:c="74"/>Yes <text:s text:c="20"/>No</text:p>
      <text:p text:style-name="P28"/>
      <text:p text:style-name="P28"><draw:line text:anchor-type="paragraph" draw:z-index="49" draw:name="Shape3" draw:style-name="gr1" draw:text-style-name="P29" svg:x1="-0.7874in" svg:y1="0.0618in" svg:x2="7.4524in" svg:y2="0.0618in"><text:p/></draw:line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1c3687" fo:font-size="16pt" fo:font-style="normal" fo:font-weight="bold" officeooo:rsid="0013801a" officeooo:paragraph-rsid="0013801a" fo:background-color="#fff685" style:font-size-asian="16pt" style:font-style-asian="normal" style:font-weight-asian="bold" style:font-size-complex="16pt" style:font-style-complex="normal" style:font-weight-complex="bold"/>
    </style:style>
    <style:style style:name="MT1" style:family="text">
      <style:text-properties officeooo:rsid="0013c1c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</text:span>atient Screening Form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6:27:18.855266603</meta:creation-date>
    <meta:generator>LibreOffice/6.0.7.3$Linux_X86_64 LibreOffice_project/00m0$Build-3</meta:generator>
    <dc:date>2020-08-29T22:38:07.070859657</dc:date>
    <meta:editing-duration>PT2H22M47S</meta:editing-duration>
    <meta:editing-cycles>62</meta:editing-cycles>
    <meta:document-statistic meta:table-count="0" meta:image-count="0" meta:object-count="0" meta:page-count="2" meta:paragraph-count="34" meta:word-count="215" meta:character-count="4487" meta:non-whitespace-character-count="958"/>
  </office:meta>
</office:document-meta>
</file>